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-Unicode, Arial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263cm" draw:stroke-linejoin="miter" draw:fill="solid" draw:fill-color="#f79448"/>
    </style:style>
    <style:style style:name="P1" style:family="paragraph">
      <loext:graphic-properties draw:fill="solid" draw:fill-color="#f79448"/>
    </style:style>
  </office:automatic-styles>
  <office:body>
    <office:drawing>
      <draw:page draw:name="page1" draw:style-name="dp1" draw:master-page-name="Default">
        <draw:path draw:style-name="gr1" draw:text-style-name="P1" draw:layer="layout" svg:width="23.625cm" svg:height="23.625cm" svg:x="1.313cm" svg:y="1.313cm" svg:viewBox="0 0 23626 23626" svg:d="M2363 9450c1312 0 2362 1050 2362 2363s-1050 2363-2362 2363c-1313 0-2363-1050-2363-2363s1050-2363 2363-2363zM6799 3465c919 919 919 2415 0 3334s-2415 919-3334 0-919-2415 0-3334 2415-919 3334 0zM14176 2363c0 1312-1050 2362-2363 2362s-2363-1050-2363-2362c0-1313 1050-2363 2363-2363s2363 1050 2363 2363zM20161 6799c-919 919-2415 919-3334 0s-919-2415 0-3334 2415-919 3334 0 919 2415 0 3334zM21263 14176c-1312 0-2362-1050-2362-2363s1050-2363 2362-2363c1313 0 2363 1050 2363 2363s-1050 2363-2363 2363zM16827 20161c-919-919-919-2415 0-3334s2415-919 3334 0 919 2415 0 3334-2415 919-3334 0zM9450 21263c0-1312 1050-2362 2363-2362s2363 1050 2363 2362c0 1313-1050 2363-2363 2363s-2363-1050-2363-2363zM3465 16827c919-919 2415-919 3334 0s919 2415 0 3334-2415 919-3334 0-919-2415 0-333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-Unicode, Arial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10T16:53:35.746036422</dc:date>
    <dc:creator>Alex </dc:creator>
    <meta:editing-duration>PT2M4S</meta:editing-duration>
    <meta:editing-cycles>1</meta:editing-cycles>
    <meta:document-statistic meta:object-count="1"/>
    <meta:generator>LibreOffice/6.0.3.2$Linux_X86_64 LibreOffice_project/00m0$Build-2</meta:generator>
  </office:meta>
</office:document-meta>
</file>